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3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1" table:default-cell-style-name="ce50"/>
        <table:table-column table:style-name="co6" table:default-cell-style-name="ce67"/>
        <table:table-column table:style-name="co6" table:number-columns-repeated="1015" table:default-cell-style-name="ce50"/>
        <table:table-row table:style-name="ro1">
          <table:table-cell table:style-name="ce46" table:number-columns-repeated="6"/>
          <table:table-cell table:number-columns-repeated="1016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5"/>
          <table:table-cell table:style-name="ce46"/>
          <table:table-cell table:number-columns-repeated="1016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58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Default"/>
          <table:table-cell table:style-name="ce6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5"/>
          <table:table-cell table:style-name="ce6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6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6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46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table-cell table:style-name="ce6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58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65" table:number-columns-spanned="1" table:number-rows-spanned="2"/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3" table:style-name="ce9"/>
          <table:covered-table-cell table:style-name="ce19"/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6" office:value-type="float" office:value="5" calcext:value-type="float" table:number-columns-spanned="1" table:number-rows-spanned="3">
            <text:p>5</text:p>
          </table:table-cell>
          <table:table-cell table:style-name="ce56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2" table:style-name="ce9"/>
          <table:covered-table-cell table:style-name="ce11"/>
          <table:table-cell table:style-name="ce61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Class 06 (2022-11-12)</text:p>
          </table:table-cell>
          <table:table-cell table:style-name="ce62" office:value-type="string" calcext:value-type="string" table:number-columns-spanned="1" table:number-rows-spanned="2">
            <text:p>JS Revision</text:p>
          </table:table-cell>
          <table:table-cell table:style-name="ce66" table:number-columns-spanned="1" table:number-rows-spanned="2"/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Class 07 (2022-11-13)</text:p>
          </table:table-cell>
          <table:covered-table-cell table:number-columns-repeated="2" table:style-name="ce11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4">
          <table:table-cell table:style-name="ce46"/>
          <table:table-cell table:style-name="ce68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5"/>
          <table:table-cell table:style-name="ce46"/>
          <table:table-cell table:number-columns-repeated="1016"/>
        </table:table-row>
        <table:table-row table:style-name="ro4">
          <table:table-cell table:style-name="ce46"/>
          <table:covered-table-cell table:number-columns-repeated="4" table:style-name="ce5"/>
          <table:table-cell table:style-name="ce46"/>
          <table:table-cell table:number-columns-repeated="1016"/>
        </table:table-row>
        <table:table-row table:style-name="ro1">
          <table:table-cell table:style-name="ce46" table:number-columns-repeated="6"/>
          <table:table-cell table:number-columns-repeated="1016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Class 08 (2022-11-20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62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Class 09 (2022-11-26)</text:p>
          </table:table-cell>
          <table:covered-table-cell table:number-columns-repeated="2"/>
          <table:table-cell table:style-name="ce46"/>
          <table:table-cell table:number-columns-repeated="1016"/>
        </table:table-row>
        <table:table-row table:style-name="ro4">
          <table:table-cell table:style-name="ce46"/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Class 10 (2022-11-27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46"/>
          <table:table-cell table:number-columns-repeated="1016"/>
        </table:table-row>
        <table:table-row table:style-name="ro4">
          <table:table-cell table:number-columns-repeated="1022"/>
        </table:table-row>
        <table:table-row table:style-name="ro4" table:number-rows-repeated="1048543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7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5" table:number-columns-repeated="1018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5"/>
          <table:table-cell table:style-name="ce46"/>
          <table:table-cell table:style-name="ce5" table:number-columns-repeated="1018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style-name="ce5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10"/>
          <table:covered-table-cell table:style-name="ce15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1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 table:number-rows-repeated="3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8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style-name="ce5" table:number-columns-repeated="1018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5"/>
          <table:table-cell table:style-name="ce46"/>
          <table:table-cell table:style-name="ce5" table:number-columns-repeated="1018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style-name="ce5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Class 01 (2022-10-08)</text:p>
          </table:table-cell>
          <table:table-cell table:style-name="ce71" office:value-type="string" calcext:value-type="string">
            <text:p>Introduction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4"/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26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6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Class 03 (2022-10-22)</text:p>
          </table:table-cell>
          <table:table-cell table:style-name="ce71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6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4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6" calcext:value-type="float" table:number-columns-spanned="1" table:number-rows-spanned="6">
            <text:p>6</text:p>
          </table:table-cell>
          <table:table-cell table:style-name="ce26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www.amazon.com/JavaScript-Beginner-Professional-building-interactive/dp/1800562527/ref=sr_1_4" xlink:type="simple">JavaScript from Beginner to Professional (13)</text:a></text:p>
          </table:table-cell>
          <table:table-cell table:style-name="ce11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3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70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2"/>
          <table:table-cell table:style-name="ce11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9"/>
          <table:covered-table-cell table:style-name="ce59"/>
          <table:covered-table-cell table:style-name="ce71"/>
          <table:table-cell table:style-name="ce11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2">
          <table:table-cell table:style-name="ce46"/>
          <table:table-cell table:style-name="ce68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5"/>
          <table:table-cell table:style-name="ce46"/>
          <table:table-cell table:style-name="ce5" table:number-columns-repeated="1018"/>
        </table:table-row>
        <table:table-row table:style-name="ro2">
          <table:table-cell table:style-name="ce46"/>
          <table:covered-table-cell table:number-columns-repeated="4" table:style-name="ce5"/>
          <table:table-cell table:style-name="ce46"/>
          <table:table-cell table:style-name="ce5"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Class 07 (2022-11-19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46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9" table:default-cell-style-name="ce50"/>
        <table:table-column table:style-name="co5" table:default-cell-style-name="ce50"/>
        <table:table-column table:style-name="co1" table:default-cell-style-name="ce50"/>
        <table:table-column table:style-name="co6" table:number-columns-repeated="1018" table:default-cell-style-name="ce50"/>
        <table:table-row table:style-name="ro1">
          <table:table-cell table:style-name="ce46" table:number-columns-repeated="6"/>
          <table:table-cell table:number-columns-repeated="1018"/>
        </table:table-row>
        <table:table-row table:style-name="ro3">
          <table:table-cell table:style-name="ce46"/>
          <table:table-cell table:style-name="ce55" office:value-type="string" calcext:value-type="string">
            <text:p>Sr. No.</text:p>
          </table:table-cell>
          <table:table-cell table:style-name="ce55" office:value-type="string" calcext:value-type="string">
            <text:p>Class No</text:p>
          </table:table-cell>
          <table:table-cell table:style-name="ce55" office:value-type="string" calcext:value-type="string">
            <text:p>Topics</text:p>
          </table:table-cell>
          <table:table-cell table:style-name="ce55" office:value-type="string" calcext:value-type="string">
            <text:p>Assignments</text:p>
          </table:table-cell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2" table:number-columns-spanned="1" table:number-rows-spanned="6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10"/>
          <table:table-cell table:style-name="ce71" office:value-type="string" calcext:value-type="string">
            <text:p>Create a simple lambda function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style-name="ce4"/>
          <table:covered-table-cell table:style-name="ce66"/>
          <table:table-cell table:style-name="ce71" office:value-type="string" calcext:value-type="string">
            <text:p>Create a simple API using AWS console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71" office:value-type="string" calcext:value-type="string">
            <text:p>Create a basic cdk app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>
          <table:table-cell table:style-name="ce46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60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2"/>
          <table:table-cell table:style-name="ce46"/>
          <table:table-cell table:number-columns-repeated="1018"/>
        </table:table-row>
        <table:table-row table:style-name="ro4">
          <table:table-cell table:style-name="ce46"/>
          <table:covered-table-cell table:number-columns-repeated="2" table:style-name="ce9"/>
          <table:table-cell table:style-name="ce71" office:value-type="string" calcext:value-type="string">
            <text:p>Introduction of Postman</text:p>
          </table:table-cell>
          <table:covered-table-cell table:style-name="ce64"/>
          <table:table-cell table:style-name="ce4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7:06:55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07:12:59.958000000</dc:date>
    <meta:editing-duration>PT9H3M53S</meta:editing-duration>
    <meta:editing-cycles>225</meta:editing-cycles>
    <meta:generator>LibreOffice/7.3.3.2$Windows_X86_64 LibreOffice_project/d1d0ea68f081ee2800a922cac8f79445e4603348</meta:generator>
    <meta:document-statistic meta:table-count="4" meta:cell-count="153" meta:object-count="0"/>
  </office:meta>
</office:document-meta>
</file>